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ed66"/>
    </style:style>
    <style:style style:name="P2" style:family="paragraph" style:parent-style-name="Standard">
      <style:text-properties officeooo:paragraph-rsid="00160298"/>
    </style:style>
    <style:style style:name="P3" style:family="paragraph" style:parent-style-name="Standard">
      <style:text-properties officeooo:rsid="0016b37d" officeooo:paragraph-rsid="0016b37d"/>
    </style:style>
    <style:style style:name="P4" style:family="paragraph" style:parent-style-name="Standard">
      <style:text-properties officeooo:rsid="0016b37d" officeooo:paragraph-rsid="00195b8f"/>
    </style:style>
    <style:style style:name="P5" style:family="paragraph" style:parent-style-name="Standard">
      <style:text-properties officeooo:rsid="00195b8f" officeooo:paragraph-rsid="00195b8f"/>
    </style:style>
    <style:style style:name="T1" style:family="text">
      <style:text-properties officeooo:rsid="0005ac8c"/>
    </style:style>
    <style:style style:name="T2" style:family="text">
      <style:text-properties officeooo:rsid="00072baf"/>
    </style:style>
    <style:style style:name="T3" style:family="text">
      <style:text-properties officeooo:rsid="00085c8f"/>
    </style:style>
    <style:style style:name="T4" style:family="text">
      <style:text-properties officeooo:rsid="0009b39f"/>
    </style:style>
    <style:style style:name="T5" style:family="text">
      <style:text-properties officeooo:rsid="000d21cf"/>
    </style:style>
    <style:style style:name="T6" style:family="text">
      <style:text-properties fo:font-variant="normal" fo:text-transform="none" fo:color="#000000" style:font-name="Liberation Serif" fo:font-size="12pt" fo:letter-spacing="normal" fo:font-style="normal" fo:font-weight="normal"/>
    </style:style>
    <style:style style:name="T7" style:family="text">
      <style:text-properties fo:font-variant="normal" fo:text-transform="none" fo:color="#000000" style:font-name="Liberation Serif" fo:font-size="12pt" fo:letter-spacing="normal" fo:font-style="normal" fo:font-weight="normal" officeooo:rsid="00111a11"/>
    </style:style>
    <style:style style:name="T8" style:family="text">
      <style:text-properties fo:font-variant="normal" fo:text-transform="none" fo:color="#000000" style:font-name="Liberation Serif" fo:font-size="12pt" fo:letter-spacing="normal" fo:font-style="normal" fo:font-weight="normal" officeooo:rsid="0011c4fb"/>
    </style:style>
    <style:style style:name="T9" style:family="text">
      <style:text-properties officeooo:rsid="000eed66"/>
    </style:style>
    <style:style style:name="T10" style:family="text">
      <style:text-properties style:font-name="Liberation Serif"/>
    </style:style>
    <style:style style:name="T11" style:family="text">
      <style:text-properties officeooo:rsid="0016b37d"/>
    </style:style>
    <style:style style:name="T12" style:family="text">
      <style:text-properties officeooo:rsid="001848bd"/>
    </style:style>
    <style:style style:name="T13" style:family="text">
      <style:text-properties officeooo:rsid="00195b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xin chào a chị, e xin tự giới thiệu e là Dũng, hiện đang là devops engineer của kiotviet</text:p>
      <text:p text:style-name="Standard">e đã có hơn <text:span text:style-name="T1">1 năm kinh nghiệm làm cloud engineer của fsoft cho dự án nước ngoài là AIA với khách hàng là DNA, châu á. Công việc chính của e là operat</text:span><text:span text:style-name="T2">or, nhận xử lý ticket qua email, qua snow service </text:span>Tuân thủ các SLA đã được xác định, đảm bảo rằng các ticket được giải quyết trong thời gian cam kết. các vấn đề liên quan đến quản lý domain dns, quản lý hạ tầng AKS với vai trò là admin, phối hợp vs khách hàng fix lỗi khi có sự cố, xây dựng, nâng cấp hạ tầng AKS, phân quyền,..</text:p>
      <text:p text:style-name="Standard">Sau đó thì e muốn theo hướng là <text:span text:style-name="T3">1 devops để đào sâu hơn xây dựng và phát triển hạ tầng, </text:span><text:span text:style-name="T4">thích viết code, viết auto mation hơn. </text:span></text:p>
      <text:p text:style-name="Standard">Trong <text:span text:style-name="T4">2 năm ở kiotviet, e đã xây dựng được hạ tầng monitor cho team </text:span></text:p>
      <text:p text:style-name="Standard"/>
      <text:p text:style-name="Standard"/>
      <text:p text:style-name="Standard">Sau đó e sang kiot<text:span text:style-name="T5">viet làm devops khoảng 2 năm. ban đầu là e là devops in team, xây dựng hạ tầng service infra: hạ tầng k8s, vm service như DB mongo, mysql, rồi là kafka redis, CI-CD cho team phát triển, hạ tầng monitor, logs, alert. Sau đó thì chuyển sang làm tối ưu, cùng phối hợp các team đưa các giải pháp để phát triển sản phẩm, đảm bảo chất lượng sản phẩm, fix bug. </text:span></text:p>
      <text:p text:style-name="P1"><text:span text:style-name="T9">Sau đó thì team devops in team và team system gộp vào, phát triển theo hướng platform, </text:span><text:span text:style-name="T6">một mô hình mới trong việc chuẩn hoá thiết kế và xây dựng chuỗi công cụ</text:span><text:span text:style-name="T10"><text:line-break/></text:span><text:span text:style-name="T6">(toolchains) cũng như workflow để mang lại khả năng tự phục vụ (self-service) trong các doanh</text:span><text:span text:style-name="T10"><text:line-break/></text:span><text:span text:style-name="T6">nghiệp phần mềm, </text:span><text:span text:style-name="T7">e phối hợp xây dựng hạ tầng k8s cho tất cả các team, hạ tầng multicluster, xây dựng bộ CI-CD chung cho các team, dùng chung các addon, chung hạ tầng sre nhằm làm j, tối ưu tài nguyên, mà lại dễ quản lý, mục đích là bọn e quản lý theo hướng gitops, quản lý tất cả các cấu hình, ng dùng, quyền, trên git. cái lợi là dễ dàng quản lý, triển khai cấu hình nhanh, rõ ràng, backup, khôi phục nhanh khi xảy ra lỗi.</text:span></text:p>
      <text:p text:style-name="P1"><text:span text:style-name="T7">Nên khi việc tấn công ran samware xảy ra, </text:span><text:span text:style-name="T8">bị mã hóa dữ liệu, thì dữ liệu data là quan trọng nhất, source code, backup data là còn, là có dự phòng thì việc restore hạ tầng, restore code, service infra sẽ được khôi phục như cũ chỉ sau 1 ngày</text:span></text:p>
      <text:p text:style-name="P1"><text:span text:style-name="T8"/></text:p>
      <text:p text:style-name="Standard"/>
      <text:p text:style-name="Standard">các addon là gì</text:p>
      <text:p text:style-name="Standard">Haproxy, nginx ingress, vault, kafka-ui, openteletmitry, consul, minio,…</text:p>
      <text:p text:style-name="P2">các sre là gì</text:p>
      <text:p text:style-name="Standard">thì grafana, prometheus, alertmanaager, các công cụ montior, elasticsearch</text:p>
      <text:p text:style-name="Standard"/>
      <text:p text:style-name="Standard">tối ưu code, tối ưu hạ tầng k8s ?</text:p>
      <text:p text:style-name="Standard">bản chất hạ tầng chạy micro service là các service được tách nhỏ ra, các service mỗi thằng <text:span text:style-name="T11">1 nhiệm vụ, đa phần sẽ chỉ chạy 1 tiến trình nên ko thể sử dụng nhiều tài nguyên trong 1 service được</text:span></text:p>
      <text:p text:style-name="P3">=&gt; vì vậy trong tgian hỗ trợ đội ngũ phát triển, làm việc chung với dev e đã góp phần đưa ra 1 số giải pháp để tối ưu tài nguyên sử dụng mà lại cải thiện được perform</text:p>
      <text:p text:style-name="P3"/>
      <text:p text:style-name="P4">tối ưu laravel</text:p>
      <text:p text:style-name="P3">VD: ngày trước e đã đưa giải pháp tối ưu 1 service cho team dev chạy php laravel, nó có nhiệm vụ là xử lý message queue, hứng request, message nhận mỗi phút khoảng 3000 message/phút nhưng message được xử lý có 1000, failed 500, mà tài nguyên sử dụng mỗi pod lại lên tới cả <text:span text:style-name="T12">2G, request xử lý chậm</text:span></text:p>
      <text:p text:style-name="Standard">đầu tiên mình sẽ check logs, check pod, check tiến trình xử dụng thì e thấy, message ko nhiều những tải hệ thống cao, e check tiến trình trong <text:span text:style-name="T13">1 con pod rất nhiều, nên mỗi lần init container hay chạy ko, số lượng process nhiều làm tải cao, ram cpu cao, nhưng hiệu suất lại ko tăng</text:span></text:p>
      <text:p text:style-name="Standard">thay vào đó e đưa ra giải pháp là tách từng queue ra thành từng service riêng, đóng vai trò mỗi queue làm <text:span text:style-name="T13">1 nhiệm vụ, số lượng max process nhỏ thôi, con hứng request tách riêng.</text:span></text:p>
      <text:p text:style-name="Standard">và thế là vấn đề perform, tài nguyên đươc xử lý</text:p>
      <text:p text:style-name="Standard"/>
      <text:p text:style-name="Standard"/>
      <text:p text:style-name="P5"><text:soft-page-break/># còn lỗi xử lý đến kafka</text:p>
      <text:p text:style-name="Standard">đó là e điều tra từ kafka thấy</text:p>
      <text:p text:style-name="Standard"/>
      <text:p text:style-name="Standard">lỗi full disk k8s =&gt; logrotate</text:p>
      <text:p text:style-name="Standard">lỗi Ha</text:p>
      <text:p text:style-name="Standard">lỗi debezium</text:p>
      <text:p text:style-name="Standard"/>
      <text:p text:style-name="Standard">hỏi về VM: các vấn đề monitor VM</text:p>
      <text:p text:style-name="Standard">- monitor VM thì a hỏi là dùng j để monitor hay monitor chỉ số j của VM</text:p>
      <text:p text:style-name="Standard">e thì monitor VM chỉ monitor RAM-CPU, io, network tiêu thụ, up down</text:p>
      <text:p text:style-name="Standard">- còn muốn monitor để chống tấn công ý thì phải hiểu các phương thức tấn công là j</text:p>
      <text:p text:style-name="Standard">- VD đa phần tấn công DDOS thì tấn công mạng network, monitor network lớp 4</text:p>
      <text:p text:style-name="Standard"/>
      <text:p text:style-name="Standard">-git, gitlinit</text:p>
      <text:p text:style-name="Standard"><text:s/>so sánh docker vs vm</text:p>
      <text:p text:style-name="Standard"/>
      <text:p text:style-name="Standard"/>
      <text:p text:style-name="Standard">traffi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6T22:58:59.138009982</meta:creation-date>
    <dc:date>2024-06-18T00:12:19.495659827</dc:date>
    <meta:editing-duration>PT2H28M2S</meta:editing-duration>
    <meta:editing-cycles>10</meta:editing-cycles>
    <meta:generator>LibreOffice/6.4.7.2$Linux_X86_64 LibreOffice_project/40$Build-2</meta:generator>
    <meta:document-statistic meta:table-count="0" meta:image-count="0" meta:object-count="0" meta:page-count="2" meta:paragraph-count="32" meta:word-count="825" meta:character-count="3896" meta:non-whitespace-character-count="3099"/>
  </office:meta>
</office:document-meta>
</file>